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84e75" officeooo:paragraph-rsid="00184e75"/>
    </style:style>
    <style:style style:name="P2" style:family="paragraph" style:parent-style-name="Standard">
      <style:text-properties officeooo:rsid="00184e75" officeooo:paragraph-rsid="00184e75"/>
    </style:style>
    <style:style style:name="P3" style:family="paragraph" style:parent-style-name="Standard">
      <style:text-properties officeooo:rsid="00191393" officeooo:paragraph-rsid="00191393"/>
    </style:style>
    <style:style style:name="P4" style:family="paragraph" style:parent-style-name="Standard">
      <style:text-properties officeooo:rsid="001b1082" officeooo:paragraph-rsid="001b1082"/>
    </style:style>
    <style:style style:name="P5" style:family="paragraph" style:parent-style-name="Standard">
      <style:text-properties officeooo:rsid="001e22cf" officeooo:paragraph-rsid="001e22cf"/>
    </style:style>
    <style:style style:name="P6" style:family="paragraph" style:parent-style-name="Standard" style:list-style-name="L1">
      <style:text-properties officeooo:rsid="00184e75" officeooo:paragraph-rsid="00184e75"/>
    </style:style>
    <style:style style:name="P7" style:family="paragraph" style:parent-style-name="Standard" style:list-style-name="L2">
      <style:text-properties officeooo:rsid="00184e75" officeooo:paragraph-rsid="00184e75"/>
    </style:style>
    <style:style style:name="P8" style:family="paragraph" style:parent-style-name="Standard" style:list-style-name="L2">
      <style:text-properties officeooo:rsid="00191393" officeooo:paragraph-rsid="00191393"/>
    </style:style>
    <style:style style:name="P9" style:family="paragraph" style:parent-style-name="Standard" style:list-style-name="L5">
      <style:text-properties officeooo:rsid="00191393" officeooo:paragraph-rsid="00191393"/>
    </style:style>
    <style:style style:name="P10" style:family="paragraph" style:parent-style-name="Standard" style:list-style-name="L2">
      <style:text-properties officeooo:rsid="001b1082" officeooo:paragraph-rsid="001b1082"/>
    </style:style>
    <style:style style:name="P11" style:family="paragraph" style:parent-style-name="Standard" style:list-style-name="L3">
      <style:text-properties officeooo:rsid="001b1082" officeooo:paragraph-rsid="001b1082"/>
    </style:style>
    <style:style style:name="P12" style:family="paragraph" style:parent-style-name="Standard" style:list-style-name="L3">
      <style:text-properties officeooo:rsid="001e22cf" officeooo:paragraph-rsid="001e22cf"/>
    </style:style>
    <style:style style:name="P13" style:family="paragraph" style:parent-style-name="Standard" style:list-style-name="L4">
      <style:text-properties officeooo:rsid="001e22cf" officeooo:paragraph-rsid="001e22cf"/>
    </style:style>
    <style:style style:name="T1" style:family="text">
      <style:text-properties officeooo:rsid="0019139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b1082"/>
    </style:style>
    <style:style style:name="T4" style:family="text">
      <style:text-properties officeooo:rsid="001e22cf"/>
    </style:style>
    <style:style style:name="T5" style:family="text">
      <style:text-properties officeooo:rsid="001f18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rte y sur</text:p>
      <text:p text:style-name="P2"/>
      <text:p text:style-name="P2">Notions :</text:p>
      <text:list xml:id="list8165087593557315797" text:style-name="L1">
        <text:list-item>
          <text:p text:style-name="P6">Espacios e Intercambios</text:p>
        </text:list-item>
        <text:list-item>
          <text:p text:style-name="P6">Mitos y Héroes</text:p>
        </text:list-item>
      </text:list>
      <text:p text:style-name="P2"/>
      <text:p text:style-name="P2"/>
      <text:p text:style-name="P2">Docs P.68-69</text:p>
      <text:p text:style-name="P5">7 phrases pour décrire chaque document</text:p>
      <text:p text:style-name="P5"/>
      <text:p text:style-name="P5">Mon travail :</text:p>
      <text:p text:style-name="P2">Doc 1 :</text:p>
      <text:list xml:id="list4828683072398676961" text:style-name="L2">
        <text:list-item>
          <text:p text:style-name="P7">Hay muchas personas sentado <text:span text:style-name="T1">arriba de un tram</text:span></text:p>
        </text:list-item>
        <text:list-item>
          <text:p text:style-name="P8">Las personas no parecen fel<text:span text:style-name="T5">i</text:span>z<text:span text:style-name="T5">es</text:span></text:p>
        </text:list-item>
        <text:list-item>
          <text:p text:style-name="P8">Estan emigra<text:span text:style-name="T3">n</text:span>do <text:span text:style-name="T3">para los</text:span> EEUU</text:p>
        </text:list-item>
        <text:list-item>
          <text:p text:style-name="P10">El tram es en medio de un bosque verde</text:p>
        </text:list-item>
        <text:list-item>
          <text:p text:style-name="P10"/>
        </text:list-item>
      </text:list>
      <text:p text:style-name="P4">Doc 2 :</text:p>
      <text:list xml:id="list2379975822299331307" text:style-name="L3">
        <text:list-item>
          <text:p text:style-name="P11">Las personas estan bastado</text:p>
        </text:list-item>
        <text:list-item>
          <text:p text:style-name="P11">Llevan una c<text:span text:style-name="T4">artel</text:span></text:p>
        </text:list-item>
        <text:list-item>
          <text:p text:style-name="P12">En la cartel hay escrito « Ningun ser humano es ilegal »</text:p>
        </text:list-item>
        <text:list-item>
          <text:p text:style-name="P12">Estan inmigrantes y estan manifetando para defender sus familias</text:p>
        </text:list-item>
        <text:list-item>
          <text:p text:style-name="P12"/>
        </text:list-item>
      </text:list>
      <text:p text:style-name="P5">Doc 3 :</text:p>
      <text:list xml:id="list4606274775402486876" text:style-name="L4">
        <text:list-item>
          <text:p text:style-name="P13">El hombre esta llevando un </text:p>
        </text:list-item>
      </text:list>
      <text:p text:style-name="P3"/>
      <text:p text:style-name="P3"/>
      <text:p text:style-name="P3">Lexique :</text:p>
      <text:list xml:id="list6488925468497909224" text:style-name="L5">
        <text:list-item>
          <text:p text:style-name="P9">EEUU = Estados Unidos</text:p>
          <text:list>
            <text:list-item>
              <text:p text:style-name="P9">En espagnol, quand on abrège un terme pluriel, on met les lettres en double</text:p>
            </text:list-item>
            <text:list-item>
              <text:p text:style-name="P9"><text:span text:style-name="T2">Los</text:span> Estados Unidos → Los EEUU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08:20:44.954000000</meta:creation-date>
    <dc:date>2018-11-26T09:54:56.758000000</dc:date>
    <meta:editing-duration>PT25M50S</meta:editing-duration>
    <meta:editing-cycles>4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5" meta:word-count="133" meta:character-count="624" meta:non-whitespace-character-count="529"/>
  </office:meta>
</office:document-meta>
</file>